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Google Sans" svg:font-family="'Google Sans', Roboto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0pt" style:text-underline-style="solid" style:text-underline-width="auto" style:text-underline-color="font-color" officeooo:rsid="000e1ab6" officeooo:paragraph-rsid="00112478" style:font-size-asian="20pt" style:font-size-complex="20pt"/>
    </style:style>
    <style:style style:name="P2" style:family="paragraph" style:parent-style-name="Standard">
      <style:text-properties fo:font-size="20pt" style:text-underline-style="solid" style:text-underline-width="auto" style:text-underline-color="font-color" officeooo:rsid="001472ec" officeooo:paragraph-rsid="001472ec" style:font-size-asian="20pt" style:font-size-complex="20pt"/>
    </style:style>
    <style:style style:name="P3" style:family="paragraph" style:parent-style-name="Standard">
      <style:text-properties fo:font-size="15pt" style:text-underline-style="none" officeooo:rsid="000e1ab6" officeooo:paragraph-rsid="000e1ab6" style:font-size-asian="13.1000003814697pt" style:font-size-complex="15pt"/>
    </style:style>
    <style:style style:name="P4" style:family="paragraph" style:parent-style-name="Standard" style:list-style-name="L1">
      <style:text-properties fo:font-size="15pt" style:text-underline-style="none" officeooo:rsid="000e1ab6" officeooo:paragraph-rsid="00124f6b" style:font-size-asian="13.1000003814697pt" style:font-size-complex="15pt"/>
    </style:style>
    <style:style style:name="P5" style:family="paragraph" style:parent-style-name="Standard" style:list-style-name="L1">
      <style:text-properties officeooo:paragraph-rsid="000e1ab6"/>
    </style:style>
    <style:style style:name="P6" style:family="paragraph" style:parent-style-name="Standard" style:list-style-name="L1">
      <style:text-properties officeooo:paragraph-rsid="00124f6b"/>
    </style:style>
    <style:style style:name="P7" style:family="paragraph" style:parent-style-name="Standard">
      <style:text-properties officeooo:paragraph-rsid="000e1ab6"/>
    </style:style>
    <style:style style:name="P8" style:family="paragraph" style:parent-style-name="Standard" style:list-style-name="L2">
      <style:text-properties officeooo:rsid="000f2424" officeooo:paragraph-rsid="000f2424"/>
    </style:style>
    <style:style style:name="P9" style:family="paragraph" style:parent-style-name="Standard">
      <style:text-properties officeooo:rsid="000f2424" officeooo:paragraph-rsid="000f2424"/>
    </style:style>
    <style:style style:name="P10" style:family="paragraph" style:parent-style-name="Standard" style:list-style-name="L3">
      <style:text-properties officeooo:rsid="000f2424" officeooo:paragraph-rsid="000f2424"/>
    </style:style>
    <style:style style:name="P11" style:family="paragraph" style:parent-style-name="Standard">
      <style:text-properties officeooo:rsid="000f2424" officeooo:paragraph-rsid="00124f6b"/>
    </style:style>
    <style:style style:name="P12" style:family="paragraph" style:parent-style-name="Standard">
      <style:text-properties officeooo:rsid="000f7661" officeooo:paragraph-rsid="00124f6b"/>
    </style:style>
    <style:style style:name="P13" style:family="paragraph" style:parent-style-name="Standard" style:list-style-name="L4">
      <style:text-properties officeooo:paragraph-rsid="00124f6b"/>
    </style:style>
    <style:style style:name="P14" style:family="paragraph" style:parent-style-name="Standard">
      <style:text-properties officeooo:paragraph-rsid="00124f6b"/>
    </style:style>
    <style:style style:name="P15" style:family="paragraph" style:parent-style-name="Standard" style:list-style-name="L9">
      <style:text-properties officeooo:paragraph-rsid="00124f6b"/>
    </style:style>
    <style:style style:name="T1" style:family="text">
      <style:text-properties fo:font-size="15pt" style:text-underline-style="none" style:font-size-asian="13.1000003814697pt" style:font-size-complex="15pt"/>
    </style:style>
    <style:style style:name="T2" style:family="text">
      <style:text-properties fo:font-size="15pt" style:text-underline-style="none" officeooo:rsid="000e1ab6" style:font-size-asian="13.1000003814697pt" style:font-size-complex="15pt"/>
    </style:style>
    <style:style style:name="T3" style:family="text">
      <style:text-properties fo:font-size="15pt" style:text-underline-style="none" officeooo:rsid="000f2424" style:font-size-asian="13.1000003814697pt" style:font-size-complex="15pt"/>
    </style:style>
    <style:style style:name="T4" style:family="text">
      <style:text-properties fo:font-size="15pt" style:text-underline-style="none" officeooo:rsid="000f2f69" style:font-size-asian="13.1000003814697pt" style:font-size-complex="15pt"/>
    </style:style>
    <style:style style:name="T5" style:family="text">
      <style:text-properties fo:font-size="15pt" style:text-underline-style="none" officeooo:rsid="00112478" style:font-size-asian="13.1000003814697pt" style:font-size-complex="15pt"/>
    </style:style>
    <style:style style:name="T6" style:family="text">
      <style:text-properties fo:font-size="15pt" style:text-underline-style="none" officeooo:rsid="00124f6b" style:font-size-asian="13.1000003814697pt" style:font-size-complex="15pt"/>
    </style:style>
    <style:style style:name="T7" style:family="text">
      <style:text-properties officeooo:rsid="001311e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cédure de récupération de données SoApp <text:span text:style-name="T7">et de réinstallation de l’application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La base de donnée est enregistré tous les mois sur le site DropBox </text:span><text:span text:style-name="T5">et les base de donnée plus ancienne sont supprimé automatiquement à partir de 6 mois (ce qui fait constamment 6 base de donnée sauvegardé)</text:span><text:span text:style-name="T1">.</text:span></text:p>
      <text:p text:style-name="P1"><text:span text:style-name="T1"/></text:p>
      <text:p text:style-name="P2"><text:span text:style-name="T1">Le projet (SoApp) est enregistré sur une clé USB</text:span></text:p>
      <text:p text:style-name="P3"/>
      <text:p text:style-name="P3"/>
      <text:p text:style-name="P12"><text:span text:style-name="T1">• Si vous souhaitez récupérer une base de données en fonction de la date, suivez les étapes suivantes : </text:span></text:p>
      <text:p text:style-name="P12"><text:span text:style-name="T1"/></text:p>
      <text:p text:style-name="P12"><text:span text:style-name="T1">1. Connectez-vous sur www.dropbox.com avec les identifiants suivants :</text:span></text:p>
      <text:p text:style-name="P12"><text:span text:style-name="T1"><text:s text:c="10"/>- mail : sudouestautos.backup@gmail.com</text:span></text:p>
      <text:p text:style-name="P12"><text:span text:style-name="T1"><text:s text:c="10"/>- mot de passe : Soa@31140</text:span></text:p>
      <text:p text:style-name="P12"><text:span text:style-name="T1"/></text:p>
      <text:p text:style-name="P12"><text:span text:style-name="T1">2. Allez dans le fichier Backup à gauche.</text:span></text:p>
      <text:p text:style-name="P12"><text:span text:style-name="T1"/></text:p>
      <text:p text:style-name="P12"><text:span text:style-name="T1">3. Il y aura plusieurs fichiers de bases de données. Choisissez celui que vous voulez restaurer, faites clic droit puis télécharger.</text:span></text:p>
      <text:p text:style-name="P12"><text:span text:style-name="T1"/></text:p>
      <text:p text:style-name="P12"><text:span text:style-name="T1">4. Transférez le fichier sur le serveur (avec une clé USB par exemple).</text:span></text:p>
      <text:p text:style-name="P12"><text:span text:style-name="T1"/></text:p>
      <text:p text:style-name="P12"><text:span text:style-name="T1">5. Sur le bureau, ouvrez le fichier SoApp, puis ouvrez le fichier Templates, puis ouvrez le fichier Instance.</text:span></text:p>
      <text:p text:style-name="P12"><text:span text:style-name="T1"/></text:p>
      <text:p text:style-name="P12"><text:span text:style-name="T1">6. Déplacez la base de données téléchargée dans ce fichier.</text:span></text:p>
      <text:p text:style-name="P12"><text:span text:style-name="T1"/></text:p>
      <text:p text:style-name="P12"><text:span text:style-name="T1">7. Supprimez le fichier app_db (le site ne fonctionnera plus tant que vous n’aurez pas fait la prochaine étape).</text:span></text:p>
      <text:p text:style-name="P12"><text:span text:style-name="T1"/></text:p>
      <text:p text:style-name="P12"><text:span text:style-name="T1">8. Renommez le fichier de la base de données par « app_db ».</text:span></text:p>
      <text:p text:style-name="P12"><text:span text:style-name="T1"/></text:p>
      <text:p text:style-name="P12"><text:span text:style-name="T1">9. Terminé, vous avez restauré la base de données.</text:span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oft-page-break/><text:span text:style-name="T1">• Si pour n’importe quelle raison, vous devez réinstaller l’application (nouveau serveur par exemple), suivez ces étapes : </text:span></text:p>
      <text:p text:style-name="P12"><text:span text:style-name="T1"/></text:p>
      <text:p text:style-name="P12"><text:span text:style-name="T1">1. Prenez la clé USB dans laquelle j’aurais placé les fichiers du programme.</text:span></text:p>
      <text:p text:style-name="P12"><text:span text:style-name="T1">2. Copiez le fichier « SoApp » de la clé USB sur le bureau de l’ordinateur.</text:span></text:p>
      <text:p text:style-name="P12"><text:span text:style-name="T1"/></text:p>
      <text:p text:style-name="P12"><text:span text:style-name="T1">3. Faites les étapes précédentes pour restaurer une base de données puisque sur la clé USB, il n’y a pas de base de données.</text:span></text:p>
      <text:p text:style-name="P12"><text:span text:style-name="T1"/></text:p>
      <text:p text:style-name="P12"><text:span text:style-name="T1">4. Si vous installez l’application sur le même serveur, redémarrez le serveur pour lancer l’application.</text:span></text:p>
      <text:p text:style-name="P12"><text:span text:style-name="T1"/></text:p>
      <text:p text:style-name="P12"><text:span text:style-name="T1">5. Si vous la lancez sur un nouveau serveur ou si le lancement automatique du programme ne fonctionne pas, suivez les instructions suivantes :</text:span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>• Si l’application ne se lance pas automatiquement : </text:span></text:p>
      <text:p text:style-name="P12"><text:span text:style-name="T1"><text:s text:c="4"/>◦ Connectez-vous sur le serveur avec un compte administrateur.</text:span></text:p>
      <text:p text:style-name="P12"><text:span text:style-name="T1"><text:s text:c="4"/>◦ Ouvrez le dossier contenant le projet (sûrement sur le Bureau).</text:span></text:p>
      <text:p text:style-name="P12"><text:span text:style-name="T1"><text:s text:c="4"/>◦ Faites un clic droit sur le fichier app.py. Puis copiez l’emplacement du fichier.</text:span></text:p>
      <text:p text:style-name="P12"><text:span text:style-name="T1"><text:s text:c="4"/>◦ Allez dans le menu démarrer de Windows et tapez « cmd ». </text:span></text:p>
      <text:p text:style-name="P12"><text:span text:style-name="T1"><text:s text:c="4"/>◦ Un programme avec une icône noire devrait apparaître. Faites clic droit sur ce programme et faites exécuter en tant qu’administrateur. </text:span></text:p>
      <text:p text:style-name="P12"><text:span text:style-name="T1"><text:s text:c="4"/>◦ Tapez la commande suivante : « cd emplacement » puis entrez. Vous devez remplacer "emplacement" avec l’emplacement que vous aviez copié dans le fichier app.py.</text:span></text:p>
      <text:p text:style-name="P12"><text:span text:style-name="T1"><text:s text:c="4"/>◦ Si aucun message d’erreur ne s’affiche, vous pouvez continuer.</text:span></text:p>
      <text:p text:style-name="P12"><text:span text:style-name="T1"><text:s text:c="4"/>◦ Lancez le programme en tapant la commande suivante : « python app.py » puis entrez.</text:span></text:p>
      <text:p text:style-name="P12"><text:span text:style-name="T1"><text:s text:c="4"/>◦ Vous pouvez maintenant partir et laisser le serveur tourner ou éteindre l’écran. (l’écran pas l’ordinateur)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Google Sans" svg:font-family="'Google Sans', Roboto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7-13T11:28:03.133000000</meta:creation-date>
    <dc:date>2023-07-13T12:13:40.995000000</dc:date>
    <meta:editing-duration>PT23M41S</meta:editing-duration>
    <meta:editing-cycles>10</meta:editing-cycles>
    <meta:generator>LibreOffice/7.0.4.2$Windows_X86_64 LibreOffice_project/dcf040e67528d9187c66b2379df5ea4407429775</meta:generator>
    <meta:document-statistic meta:table-count="0" meta:image-count="0" meta:object-count="0" meta:page-count="2" meta:paragraph-count="31" meta:word-count="461" meta:character-count="2786" meta:non-whitespace-character-count="2295"/>
  </office:meta>
</office:document-meta>
</file>